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2763in"/>
    </style:style>
    <style:style style:name="TableColumn3" style:family="table-column">
      <style:table-column-properties style:column-width="5.2166in"/>
    </style:style>
    <style:style style:name="Table1" style:family="table" style:master-page-name="MP0">
      <style:table-properties style:width="6.493in" fo:margin-left="0in" table:align="lef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DefaultParagraphFont" style:family="text">
      <style:text-properties style:text-position="super 63.6%"/>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text-align="justify" fo:margin-bottom="0in" fo:line-height="100%"/>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P12" style:parent-style-name="Normal" style:family="paragraph">
      <style:paragraph-properties fo:margin-bottom="0in" fo:line-height="100%"/>
    </style:style>
    <style:style style:name="T13" style:parent-style-name="DefaultParagraphFont" style:family="text">
      <style:text-properties style:text-position="super 63.6%"/>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text-align="justify" fo:margin-bottom="0in" fo:line-height="100%"/>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margin-bottom="0in" fo:line-height="100%"/>
    </style:style>
    <style:style style:name="T19" style:parent-style-name="DefaultParagraphFont" style:family="text">
      <style:text-properties style:text-position="super 63.6%"/>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text-align="justify" fo:margin-bottom="0in" fo:line-height="100%"/>
    </style:style>
    <style:style style:name="P22" style:parent-style-name="Normal" style:family="paragraph">
      <style:paragraph-properties fo:text-align="justify" fo:margin-bottom="0in" fo:line-height="100%"/>
    </style:style>
    <style:style style:name="P23" style:parent-style-name="Normal" style:family="paragraph">
      <style:paragraph-properties fo:text-align="justify" fo:margin-bottom="0in" fo:line-height="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pril 1<text:span text:style-name="T7">st</text:span><text:s/></text:p>
          </table:table-cell>
          <table:table-cell table:style-name="TableCell8">
            <text:p text:style-name="P9">Moved the workflow from Google Colaboratory Notebook to Jupyter Notebook due to limitations of 3D processing Python libraries on Google Colaboratory. Also moved majority of<text:s/>the work from MATLAB scripts to Python scripts. Started using open3d-python library.</text:p>
          </table:table-cell>
        </table:table-row>
        <table:table-row table:style-name="TableRow10">
          <table:table-cell table:style-name="TableCell11">
            <text:p text:style-name="P12">April 2<text:span text:style-name="T13">nd</text:span><text:s/></text:p>
          </table:table-cell>
          <table:table-cell table:style-name="TableCell14">
            <text:p text:style-name="P15">Continued using open3d python library. While it allows manipulations of points in the point cloud easily, the functions for calculating normal show half the normals pointing inwards instead of outwards. Need to further research vertex normal calculations to facilitate better manipulation of model using normals.</text:p>
          </table:table-cell>
        </table:table-row>
        <table:table-row table:style-name="TableRow16">
          <table:table-cell table:style-name="TableCell17">
            <text:p text:style-name="P18">April 3<text:span text:style-name="T19">rd</text:span><text:s/></text:p>
          </table:table-cell>
          <table:table-cell table:style-name="TableCell20">
            <text:p text:style-name="P21">The normal estimation algorithm is still not functioning properly. A suitable replacement method has not been found yet.<text:s/></text:p>
            <text:p text:style-name="P22">Went about simple linear scaling adjustments to apply on the model for simple manipulation, very limited in parameterisation.</text:p>
            <text:p text:style-name="P23">Used Fast Fourier Transform (FFT) to convert vertex co-ordinates into frequency and after applying small adjustments to the frequency, applied Inverse FFT and looked at the results. So far, the model has deformed. Will test different methods of adjusting the FFT’d points in further test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MS Mincho"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rshi Bhusaal</meta:initial-creator>
    <dc:creator>Maharshi Bhusaal</dc:creator>
    <meta:creation-date>2020-04-02T05:17:00Z</meta:creation-date>
    <dc:date>2020-04-03T16:13:00Z</dc:date>
    <meta:template xlink:href="Normal.dotm" xlink:type="simple"/>
    <meta:editing-cycles>4</meta:editing-cycles>
    <meta:editing-duration>PT1260S</meta:editing-duration>
    <meta:document-statistic meta:page-count="1" meta:paragraph-count="2" meta:word-count="171" meta:character-count="1144" meta:row-count="8" meta:non-whitespace-character-count="975"/>
  </office:meta>
</office:document-meta>
</file>